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Past perfect : HAD + participe passe ; Antériorité par rapport à un fait passé</text:p>
        </text:list-item>
        <text:list-item>
          <text:p text:style-name="P2">Preterit : VB régulier + ed / VB irrégulier 2eme colonne; Action datée révolue qui n’as pas de lien avec le présent</text:p>
        </text:list-item>
        <text:list-item>
          <text:p text:style-name="P3">Present perfect / pluperfect : HAVE au présent + participe passé 3eme colonne ; Notion de bilan lien entre le passé et le présent</text:p>
        </text:list-item>
      </text:list>
      <text:p text:style-name="Normal">BE + ING : MAINTENANT TOUT DE SUITE<text:s/>(Prise de position de l’énonciateur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o Bec-clemente</meta:initial-creator>
    <dc:creator>Elio Bec-clemente</dc:creator>
    <meta:creation-date>2023-09-14T15:01:00Z</meta:creation-date>
    <dc:date>2023-09-27T13:34:00Z</dc:date>
    <meta:template xlink:href="Normal" xlink:type="simple"/>
    <meta:editing-cycles>9</meta:editing-cycles>
    <meta:editing-duration>PT480S</meta:editing-duration>
    <meta:document-statistic meta:page-count="1" meta:paragraph-count="1" meta:word-count="61" meta:character-count="397" meta:row-count="2" meta:non-whitespace-character-count="337"/>
  </office:meta>
</office:document-meta>
</file>